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1.9953in"/>
    </style:style>
    <style:style style:name="co4" style:family="table-column">
      <style:table-column-properties fo:break-before="auto" style:column-width="1.1654in"/>
    </style:style>
    <style:style style:name="co5" style:family="table-column">
      <style:table-column-properties fo:break-before="auto" style:column-width="1.3244in"/>
    </style:style>
    <style:style style:name="co6" style:family="table-column">
      <style:table-column-properties fo:break-before="auto" style:column-width="1.74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5602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perational Analysis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0 =</text:p>
          </table:table-cell>
          <table:table-cell office:value-type="float" office:value="450980">
            <text:p>4.51E+00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1 =</text:p>
          </table:table-cell>
          <table:table-cell office:value-type="float" office:value="-268.501">
            <text:p>-2.69E+00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2 =</text:p>
          </table:table-cell>
          <table:table-cell office:value-type="float" office:value="3.01486">
            <text:p>3.01E+0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'''*g(N^2) = </text:p>
          </table:table-cell>
          <table:table-cell office:value-type="float" office:value="3.015">
            <text:p>3.02E+0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ata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ize N</text:p>
          </table:table-cell>
          <table:table-cell office:value-type="string">
            <text:p>Operational Count</text:p>
          </table:table-cell>
          <table:table-cell office:value-type="string">
            <text:p>N^0</text:p>
          </table:table-cell>
          <table:table-cell office:value-type="string">
            <text:p>Size N</text:p>
          </table:table-cell>
          <table:table-cell office:value-type="string">
            <text:p>N^2</text:p>
          </table:table-cell>
          <table:table-cell office:value-type="string">
            <text:p>Curve F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">
            <text:p>1.00E+003</text:p>
          </table:table-cell>
          <table:table-cell office:value-type="float" office:value="3000000">
            <text:p>3.00E+006</text:p>
          </table:table-cell>
          <table:table-cell office:value-type="float" office:value="1">
            <text:p>1.00E+000</text:p>
          </table:table-cell>
          <table:table-cell office:value-type="float" office:value="1000">
            <text:p>1.00E+003</text:p>
          </table:table-cell>
          <table:table-cell office:value-type="float" office:value="1000000">
            <text:p>1.00E+006</text:p>
          </table:table-cell>
          <table:table-cell table:formula="of:=[.$E$3] + ([.$E$4] * [.F9]) + ([.$E$5] * [.G9])" office:value-type="float" office:value="3197339">
            <text:p>3.20E+00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000">
            <text:p>2.00E+003</text:p>
          </table:table-cell>
          <table:table-cell office:value-type="float" office:value="12000000">
            <text:p>1.20E+007</text:p>
          </table:table-cell>
          <table:table-cell office:value-type="float" office:value="1">
            <text:p>1.00E+000</text:p>
          </table:table-cell>
          <table:table-cell office:value-type="float" office:value="2000">
            <text:p>2.00E+003</text:p>
          </table:table-cell>
          <table:table-cell office:value-type="float" office:value="4000000">
            <text:p>4.00E+006</text:p>
          </table:table-cell>
          <table:table-cell table:formula="of:=[.$E$3] + ([.$E$4] * [.F10]) + ([.$E$5] * [.G10])" office:value-type="float" office:value="11973418">
            <text:p>1.20E+00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000">
            <text:p>4.00E+003</text:p>
          </table:table-cell>
          <table:table-cell office:value-type="float" office:value="48000000">
            <text:p>4.80E+007</text:p>
          </table:table-cell>
          <table:table-cell office:value-type="float" office:value="1">
            <text:p>1.00E+000</text:p>
          </table:table-cell>
          <table:table-cell office:value-type="float" office:value="4000">
            <text:p>4.00E+003</text:p>
          </table:table-cell>
          <table:table-cell office:value-type="float" office:value="16000000">
            <text:p>1.60E+007</text:p>
          </table:table-cell>
          <table:table-cell table:formula="of:=[.$E$3] + ([.$E$4] * [.F11]) + ([.$E$5] * [.G11])" office:value-type="float" office:value="47614736">
            <text:p>4.76E+00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000">
            <text:p>8.00E+003</text:p>
          </table:table-cell>
          <table:table-cell office:value-type="float" office:value="191000000">
            <text:p>1.91E+008</text:p>
          </table:table-cell>
          <table:table-cell office:value-type="float" office:value="1">
            <text:p>1.00E+000</text:p>
          </table:table-cell>
          <table:table-cell office:value-type="float" office:value="8000">
            <text:p>8.00E+003</text:p>
          </table:table-cell>
          <table:table-cell office:value-type="float" office:value="64000000">
            <text:p>6.40E+007</text:p>
          </table:table-cell>
          <table:table-cell table:formula="of:=[.$E$3] + ([.$E$4] * [.F12]) + ([.$E$5] * [.G12])" office:value-type="float" office:value="191254012">
            <text:p>1.91E+00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000">
            <text:p>1.60E+004</text:p>
          </table:table-cell>
          <table:table-cell office:value-type="float" office:value="768000000">
            <text:p>7.68E+008</text:p>
          </table:table-cell>
          <table:table-cell office:value-type="float" office:value="1">
            <text:p>1.00E+000</text:p>
          </table:table-cell>
          <table:table-cell office:value-type="float" office:value="16000">
            <text:p>1.60E+004</text:p>
          </table:table-cell>
          <table:table-cell office:value-type="float" office:value="256000000">
            <text:p>2.56E+008</text:p>
          </table:table-cell>
          <table:table-cell table:formula="of:=[.$E$3] + ([.$E$4] * [.F13]) + ([.$E$5] * [.G13])" office:value-type="float" office:value="767959124">
            <text:p>7.68E+00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table:style-name="ce2"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table:style-name="ce3" office:value-type="string">
            <text:p>Operations Simulated</text:p>
          </table:table-cell>
          <table:table-cell office:value-type="string">
            <text:p>C'''*g(N^2)</text:p>
          </table:table-cell>
          <table:table-cell office:value-type="string">
            <text:p>Differenc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">
            <text:p>1</text:p>
          </table:table-cell>
          <table:table-cell table:style-name="ce2" table:formula="of:=[.E18]^0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formula="of:=[.E18]^2" office:value-type="float" office:value="100">
            <text:p>1.00E+002</text:p>
          </table:table-cell>
          <table:table-cell table:formula="of:=[.$E$3] + ([.$E$4] * [.E18]) + ([.$E$5] * [.F18])" office:value-type="float" office:value="448596.476">
            <text:p>4.49E+005</text:p>
          </table:table-cell>
          <table:table-cell table:formula="of:=[.F18] * [.$E$6]" office:value-type="float" office:value="301.5">
            <text:p>3.02E+002</text:p>
          </table:table-cell>
          <table:table-cell table:formula="of:=[.G18] - [.H18]" office:value-type="float" office:value="448294.976">
            <text:p>4.48E+0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2">
            <text:p>2</text:p>
          </table:table-cell>
          <table:table-cell table:style-name="ce2" table:formula="of:=[.E19]^0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formula="of:=[.E19]^2" office:value-type="float" office:value="10000">
            <text:p>1.00E+004</text:p>
          </table:table-cell>
          <table:table-cell table:formula="of:=[.$E$3] + ([.$E$4] * [.E19]) + ([.$E$5] * [.F19])" office:value-type="float" office:value="454278.5">
            <text:p>4.54E+005</text:p>
          </table:table-cell>
          <table:table-cell table:formula="of:=[.F19] * [.$E$6]" office:value-type="float" office:value="30150">
            <text:p>3.02E+004</text:p>
          </table:table-cell>
          <table:table-cell table:formula="of:=[.G19] - [.H19]" office:value-type="float" office:value="424128.5">
            <text:p>4.24E+0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3">
            <text:p>3</text:p>
          </table:table-cell>
          <table:table-cell table:style-name="ce2" table:formula="of:=[.E20]^0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formula="of:=[.E20]^2" office:value-type="float" office:value="1000000">
            <text:p>1.00E+006</text:p>
          </table:table-cell>
          <table:table-cell table:formula="of:=[.$E$3] + ([.$E$4] * [.E20]) + ([.$E$5] * [.F20])" office:value-type="float" office:value="3197339">
            <text:p>3.20E+006</text:p>
          </table:table-cell>
          <table:table-cell table:formula="of:=[.F20] * [.$E$6]" office:value-type="float" office:value="3015000">
            <text:p>3.02E+006</text:p>
          </table:table-cell>
          <table:table-cell table:formula="of:=[.G20] - [.H20]" office:value-type="float" office:value="182339">
            <text:p>1.82E+0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4">
            <text:p>4</text:p>
          </table:table-cell>
          <table:table-cell table:style-name="ce2" table:formula="of:=[.E21]^0" office:value-type="float" office:value="1">
            <text:p>1</text:p>
          </table:table-cell>
          <table:table-cell table:style-name="ce2" office:value-type="float" office:value="2000">
            <text:p>2000</text:p>
          </table:table-cell>
          <table:table-cell table:formula="of:=[.E21]^2" office:value-type="float" office:value="4000000">
            <text:p>4.00E+006</text:p>
          </table:table-cell>
          <table:table-cell table:formula="of:=[.$E$3] + ([.$E$4] * [.E21]) + ([.$E$5] * [.F21])" office:value-type="float" office:value="11973418">
            <text:p>1.20E+007</text:p>
          </table:table-cell>
          <table:table-cell table:formula="of:=[.F21] * [.$E$6]" office:value-type="float" office:value="12060000">
            <text:p>1.21E+007</text:p>
          </table:table-cell>
          <table:table-cell table:formula="of:=[.G21] - [.H21]" office:value-type="float" office:value="-86582">
            <text:p>-8.66E+00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5">
            <text:p>5</text:p>
          </table:table-cell>
          <table:table-cell table:style-name="ce2" table:formula="of:=[.E22]^0" office:value-type="float" office:value="1">
            <text:p>1</text:p>
          </table:table-cell>
          <table:table-cell table:style-name="ce2" office:value-type="float" office:value="3000">
            <text:p>3000</text:p>
          </table:table-cell>
          <table:table-cell table:formula="of:=[.E22]^2" office:value-type="float" office:value="9000000">
            <text:p>9.00E+006</text:p>
          </table:table-cell>
          <table:table-cell table:formula="of:=[.$E$3] + ([.$E$4] * [.E22]) + ([.$E$5] * [.F22])" office:value-type="float" office:value="26779217">
            <text:p>2.68E+007</text:p>
          </table:table-cell>
          <table:table-cell table:formula="of:=[.F22] * [.$E$6]" office:value-type="float" office:value="27135000">
            <text:p>2.71E+007</text:p>
          </table:table-cell>
          <table:table-cell table:formula="of:=[.G22] - [.H22]" office:value-type="float" office:value="-355783">
            <text:p>-3.56E+0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6">
            <text:p>6</text:p>
          </table:table-cell>
          <table:table-cell table:style-name="ce2" table:formula="of:=[.E23]^0" office:value-type="float" office:value="1">
            <text:p>1</text:p>
          </table:table-cell>
          <table:table-cell table:style-name="ce2" office:value-type="float" office:value="4000">
            <text:p>4000</text:p>
          </table:table-cell>
          <table:table-cell table:formula="of:=[.E23]^2" office:value-type="float" office:value="16000000">
            <text:p>1.60E+007</text:p>
          </table:table-cell>
          <table:table-cell table:formula="of:=[.$E$3] + ([.$E$4] * [.E23]) + ([.$E$5] * [.F23])" office:value-type="float" office:value="47614736">
            <text:p>4.76E+007</text:p>
          </table:table-cell>
          <table:table-cell table:formula="of:=[.F23] * [.$E$6]" office:value-type="float" office:value="48240000">
            <text:p>4.82E+007</text:p>
          </table:table-cell>
          <table:table-cell table:formula="of:=[.G23] - [.H23]" office:value-type="float" office:value="-625264">
            <text:p>-6.25E+0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7">
            <text:p>7</text:p>
          </table:table-cell>
          <table:table-cell table:style-name="ce2" table:formula="of:=[.E24]^0" office:value-type="float" office:value="1">
            <text:p>1</text:p>
          </table:table-cell>
          <table:table-cell table:style-name="ce2" office:value-type="float" office:value="5000">
            <text:p>5000</text:p>
          </table:table-cell>
          <table:table-cell table:formula="of:=[.E24]^2" office:value-type="float" office:value="25000000">
            <text:p>2.50E+007</text:p>
          </table:table-cell>
          <table:table-cell table:formula="of:=[.$E$3] + ([.$E$4] * [.E24]) + ([.$E$5] * [.F24])" office:value-type="float" office:value="74479975">
            <text:p>7.45E+007</text:p>
          </table:table-cell>
          <table:table-cell table:formula="of:=[.F24] * [.$E$6]" office:value-type="float" office:value="75375000">
            <text:p>7.54E+007</text:p>
          </table:table-cell>
          <table:table-cell table:formula="of:=[.G24] - [.H24]" office:value-type="float" office:value="-895025">
            <text:p>-8.95E+0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8">
            <text:p>8</text:p>
          </table:table-cell>
          <table:table-cell table:style-name="ce2" table:formula="of:=[.E25]^0" office:value-type="float" office:value="1">
            <text:p>1</text:p>
          </table:table-cell>
          <table:table-cell table:style-name="ce2" office:value-type="float" office:value="6000">
            <text:p>6000</text:p>
          </table:table-cell>
          <table:table-cell table:formula="of:=[.E25]^2" office:value-type="float" office:value="36000000">
            <text:p>3.60E+007</text:p>
          </table:table-cell>
          <table:table-cell table:formula="of:=[.$E$3] + ([.$E$4] * [.E25]) + ([.$E$5] * [.F25])" office:value-type="float" office:value="107374934">
            <text:p>1.07E+008</text:p>
          </table:table-cell>
          <table:table-cell table:formula="of:=[.F25] * [.$E$6]" office:value-type="float" office:value="108540000">
            <text:p>1.09E+008</text:p>
          </table:table-cell>
          <table:table-cell table:formula="of:=[.G25] - [.H25]" office:value-type="float" office:value="-1165066">
            <text:p>-1.17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9">
            <text:p>9</text:p>
          </table:table-cell>
          <table:table-cell table:style-name="ce2" table:formula="of:=[.E26]^0" office:value-type="float" office:value="1">
            <text:p>1</text:p>
          </table:table-cell>
          <table:table-cell table:style-name="ce2" table:formula="of:=[.E25] + 1000" office:value-type="float" office:value="7000">
            <text:p>7000</text:p>
          </table:table-cell>
          <table:table-cell table:formula="of:=[.E26]^2" office:value-type="float" office:value="49000000">
            <text:p>4.90E+007</text:p>
          </table:table-cell>
          <table:table-cell table:formula="of:=[.$E$3] + ([.$E$4] * [.E26]) + ([.$E$5] * [.F26])" office:value-type="float" office:value="146299613">
            <text:p>1.46E+008</text:p>
          </table:table-cell>
          <table:table-cell table:formula="of:=[.F26] * [.$E$6]" office:value-type="float" office:value="147735000">
            <text:p>1.48E+008</text:p>
          </table:table-cell>
          <table:table-cell table:formula="of:=[.G26] - [.H26]" office:value-type="float" office:value="-1435387">
            <text:p>-1.44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0">
            <text:p>10</text:p>
          </table:table-cell>
          <table:table-cell table:style-name="ce2" table:formula="of:=[.E27]^0" office:value-type="float" office:value="1">
            <text:p>1</text:p>
          </table:table-cell>
          <table:table-cell table:style-name="ce2" table:formula="of:=[.E26] + 1000" office:value-type="float" office:value="8000">
            <text:p>8000</text:p>
          </table:table-cell>
          <table:table-cell table:formula="of:=[.E27]^2" office:value-type="float" office:value="64000000">
            <text:p>6.40E+007</text:p>
          </table:table-cell>
          <table:table-cell table:formula="of:=[.$E$3] + ([.$E$4] * [.E27]) + ([.$E$5] * [.F27])" office:value-type="float" office:value="191254012">
            <text:p>1.91E+008</text:p>
          </table:table-cell>
          <table:table-cell table:formula="of:=[.F27] * [.$E$6]" office:value-type="float" office:value="192960000">
            <text:p>1.93E+008</text:p>
          </table:table-cell>
          <table:table-cell table:formula="of:=[.G27] - [.H27]" office:value-type="float" office:value="-1705988">
            <text:p>-1.71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1">
            <text:p>11</text:p>
          </table:table-cell>
          <table:table-cell table:style-name="ce2" table:formula="of:=[.E28]^0" office:value-type="float" office:value="1">
            <text:p>1</text:p>
          </table:table-cell>
          <table:table-cell table:style-name="ce2" table:formula="of:=[.E27] + 1000" office:value-type="float" office:value="9000">
            <text:p>9000</text:p>
          </table:table-cell>
          <table:table-cell table:formula="of:=[.E28]^2" office:value-type="float" office:value="81000000">
            <text:p>8.10E+007</text:p>
          </table:table-cell>
          <table:table-cell table:formula="of:=[.$E$3] + ([.$E$4] * [.E28]) + ([.$E$5] * [.F28])" office:value-type="float" office:value="242238131">
            <text:p>2.42E+008</text:p>
          </table:table-cell>
          <table:table-cell table:formula="of:=[.F28] * [.$E$6]" office:value-type="float" office:value="244215000">
            <text:p>2.44E+008</text:p>
          </table:table-cell>
          <table:table-cell table:formula="of:=[.G28] - [.H28]" office:value-type="float" office:value="-1976869">
            <text:p>-1.98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2">
            <text:p>12</text:p>
          </table:table-cell>
          <table:table-cell table:style-name="ce2" table:formula="of:=[.E29]^0" office:value-type="float" office:value="1">
            <text:p>1</text:p>
          </table:table-cell>
          <table:table-cell table:style-name="ce2" table:formula="of:=[.E28] + 1000" office:value-type="float" office:value="10000">
            <text:p>10000</text:p>
          </table:table-cell>
          <table:table-cell table:formula="of:=[.E29]^2" office:value-type="float" office:value="100000000">
            <text:p>1.00E+008</text:p>
          </table:table-cell>
          <table:table-cell table:formula="of:=[.$E$3] + ([.$E$4] * [.E29]) + ([.$E$5] * [.F29])" office:value-type="float" office:value="299251970">
            <text:p>2.99E+008</text:p>
          </table:table-cell>
          <table:table-cell table:formula="of:=[.F29] * [.$E$6]" office:value-type="float" office:value="301500000">
            <text:p>3.02E+008</text:p>
          </table:table-cell>
          <table:table-cell table:formula="of:=[.G29] - [.H29]" office:value-type="float" office:value="-2248030">
            <text:p>-2.25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3">
            <text:p>13</text:p>
          </table:table-cell>
          <table:table-cell table:style-name="ce2" table:formula="of:=[.E30]^0" office:value-type="float" office:value="1">
            <text:p>1</text:p>
          </table:table-cell>
          <table:table-cell table:style-name="ce2" table:formula="of:=[.E29] + 1000" office:value-type="float" office:value="11000">
            <text:p>11000</text:p>
          </table:table-cell>
          <table:table-cell table:formula="of:=[.E30]^2" office:value-type="float" office:value="121000000">
            <text:p>1.21E+008</text:p>
          </table:table-cell>
          <table:table-cell table:formula="of:=[.$E$3] + ([.$E$4] * [.E30]) + ([.$E$5] * [.F30])" office:value-type="float" office:value="362295529">
            <text:p>3.62E+008</text:p>
          </table:table-cell>
          <table:table-cell table:formula="of:=[.F30] * [.$E$6]" office:value-type="float" office:value="364815000">
            <text:p>3.65E+008</text:p>
          </table:table-cell>
          <table:table-cell table:formula="of:=[.G30] - [.H30]" office:value-type="float" office:value="-2519471">
            <text:p>-2.52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4">
            <text:p>14</text:p>
          </table:table-cell>
          <table:table-cell table:style-name="ce2" table:formula="of:=[.E31]^0" office:value-type="float" office:value="1">
            <text:p>1</text:p>
          </table:table-cell>
          <table:table-cell table:style-name="ce2" table:formula="of:=[.E30] + 1000" office:value-type="float" office:value="12000">
            <text:p>12000</text:p>
          </table:table-cell>
          <table:table-cell table:formula="of:=[.E31]^2" office:value-type="float" office:value="144000000">
            <text:p>1.44E+008</text:p>
          </table:table-cell>
          <table:table-cell table:formula="of:=[.$E$3] + ([.$E$4] * [.E31]) + ([.$E$5] * [.F31])" office:value-type="float" office:value="431368808">
            <text:p>4.31E+008</text:p>
          </table:table-cell>
          <table:table-cell table:formula="of:=[.F31] * [.$E$6]" office:value-type="float" office:value="434160000">
            <text:p>4.34E+008</text:p>
          </table:table-cell>
          <table:table-cell table:formula="of:=[.G31] - [.H31]" office:value-type="float" office:value="-2791192">
            <text:p>-2.79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5">
            <text:p>15</text:p>
          </table:table-cell>
          <table:table-cell table:style-name="ce2" table:formula="of:=[.E32]^0" office:value-type="float" office:value="1">
            <text:p>1</text:p>
          </table:table-cell>
          <table:table-cell table:style-name="ce2" table:formula="of:=[.E31] + 1000" office:value-type="float" office:value="13000">
            <text:p>13000</text:p>
          </table:table-cell>
          <table:table-cell table:formula="of:=[.E32]^2" office:value-type="float" office:value="169000000">
            <text:p>1.69E+008</text:p>
          </table:table-cell>
          <table:table-cell table:formula="of:=[.$E$3] + ([.$E$4] * [.E32]) + ([.$E$5] * [.F32])" office:value-type="float" office:value="506471807">
            <text:p>5.06E+008</text:p>
          </table:table-cell>
          <table:table-cell table:formula="of:=[.F32] * [.$E$6]" office:value-type="float" office:value="509535000">
            <text:p>5.10E+008</text:p>
          </table:table-cell>
          <table:table-cell table:formula="of:=[.G32] - [.H32]" office:value-type="float" office:value="-3063193">
            <text:p>-3.06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6">
            <text:p>16</text:p>
          </table:table-cell>
          <table:table-cell table:style-name="ce2" table:formula="of:=[.E33]^0" office:value-type="float" office:value="1">
            <text:p>1</text:p>
          </table:table-cell>
          <table:table-cell table:style-name="ce2" table:formula="of:=[.E32] + 1000" office:value-type="float" office:value="14000">
            <text:p>14000</text:p>
          </table:table-cell>
          <table:table-cell table:formula="of:=[.E33]^2" office:value-type="float" office:value="196000000">
            <text:p>1.96E+008</text:p>
          </table:table-cell>
          <table:table-cell table:formula="of:=[.$E$3] + ([.$E$4] * [.E33]) + ([.$E$5] * [.F33])" office:value-type="float" office:value="587604526">
            <text:p>5.88E+008</text:p>
          </table:table-cell>
          <table:table-cell table:formula="of:=[.F33] * [.$E$6]" office:value-type="float" office:value="590940000">
            <text:p>5.91E+008</text:p>
          </table:table-cell>
          <table:table-cell table:formula="of:=[.G33] - [.H33]" office:value-type="float" office:value="-3335474">
            <text:p>-3.34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7">
            <text:p>17</text:p>
          </table:table-cell>
          <table:table-cell table:style-name="ce2" table:formula="of:=[.E34]^0" office:value-type="float" office:value="1">
            <text:p>1</text:p>
          </table:table-cell>
          <table:table-cell table:style-name="ce2" table:formula="of:=[.E33] + 1000" office:value-type="float" office:value="15000">
            <text:p>15000</text:p>
          </table:table-cell>
          <table:table-cell table:formula="of:=[.E34]^2" office:value-type="float" office:value="225000000">
            <text:p>2.25E+008</text:p>
          </table:table-cell>
          <table:table-cell table:formula="of:=[.$E$3] + ([.$E$4] * [.E34]) + ([.$E$5] * [.F34])" office:value-type="float" office:value="674766965">
            <text:p>6.75E+008</text:p>
          </table:table-cell>
          <table:table-cell table:formula="of:=[.F34] * [.$E$6]" office:value-type="float" office:value="678375000">
            <text:p>6.78E+008</text:p>
          </table:table-cell>
          <table:table-cell table:formula="of:=[.G34] - [.H34]" office:value-type="float" office:value="-3608035">
            <text:p>-3.61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8">
            <text:p>18</text:p>
          </table:table-cell>
          <table:table-cell table:style-name="ce2" table:formula="of:=[.E35]^0" office:value-type="float" office:value="1">
            <text:p>1</text:p>
          </table:table-cell>
          <table:table-cell table:style-name="ce2" table:formula="of:=[.E34] + 1000" office:value-type="float" office:value="16000">
            <text:p>16000</text:p>
          </table:table-cell>
          <table:table-cell table:formula="of:=[.E35]^2" office:value-type="float" office:value="256000000">
            <text:p>2.56E+008</text:p>
          </table:table-cell>
          <table:table-cell table:formula="of:=[.$E$3] + ([.$E$4] * [.E35]) + ([.$E$5] * [.F35])" office:value-type="float" office:value="767959124">
            <text:p>7.68E+008</text:p>
          </table:table-cell>
          <table:table-cell table:formula="of:=[.F35] * [.$E$6]" office:value-type="float" office:value="771840000">
            <text:p>7.72E+008</text:p>
          </table:table-cell>
          <table:table-cell table:formula="of:=[.G35] - [.H35]" office:value-type="float" office:value="-3880876">
            <text:p>-3.88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9">
            <text:p>19</text:p>
          </table:table-cell>
          <table:table-cell table:style-name="ce2" table:formula="of:=[.E36]^0" office:value-type="float" office:value="1">
            <text:p>1</text:p>
          </table:table-cell>
          <table:table-cell table:style-name="ce2" table:formula="of:=[.E35] + 1000" office:value-type="float" office:value="17000">
            <text:p>17000</text:p>
          </table:table-cell>
          <table:table-cell table:formula="of:=[.E36]^2" office:value-type="float" office:value="289000000">
            <text:p>2.89E+008</text:p>
          </table:table-cell>
          <table:table-cell table:formula="of:=[.$E$3] + ([.$E$4] * [.E36]) + ([.$E$5] * [.F36])" office:value-type="float" office:value="867181003">
            <text:p>8.67E+008</text:p>
          </table:table-cell>
          <table:table-cell table:formula="of:=[.F36] * [.$E$6]" office:value-type="float" office:value="871335000">
            <text:p>8.71E+008</text:p>
          </table:table-cell>
          <table:table-cell table:formula="of:=[.G36] - [.H36]" office:value-type="float" office:value="-4153997">
            <text:p>-4.15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20">
            <text:p>20</text:p>
          </table:table-cell>
          <table:table-cell table:style-name="ce2" table:formula="of:=[.E37]^0" office:value-type="float" office:value="1">
            <text:p>1</text:p>
          </table:table-cell>
          <table:table-cell table:style-name="ce2" table:formula="of:=[.E36] + 1000" office:value-type="float" office:value="18000">
            <text:p>18000</text:p>
          </table:table-cell>
          <table:table-cell table:formula="of:=[.E37]^2" office:value-type="float" office:value="324000000">
            <text:p>3.24E+008</text:p>
          </table:table-cell>
          <table:table-cell table:formula="of:=[.$E$3] + ([.$E$4] * [.E37]) + ([.$E$5] * [.F37])" office:value-type="float" office:value="972432602">
            <text:p>9.72E+008</text:p>
          </table:table-cell>
          <table:table-cell table:formula="of:=[.F37] * [.$E$6]" office:value-type="float" office:value="976860000">
            <text:p>9.77E+008</text:p>
          </table:table-cell>
          <table:table-cell table:formula="of:=[.G37] - [.H37]" office:value-type="float" office:value="-4427398">
            <text:p>-4.43E+0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" table:number-columns-repeated="2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3"/>
          <table:table-cell table:style-name="ce2"/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>
            <draw:frame table:end-cell-address="'Operational Analysis'.J67" table:end-x="0.4969in" table:end-y="0.211in" draw:z-index="0" draw:style-name="gr1" draw:text-style-name="P1" svg:width="9.8378in" svg:height="5.4768in" svg:x="0.385in" svg:y="0.0094in">
              <draw:object draw:notify-on-update-of-ranges="'Operational Analysis'.H8:'Operational Analysis'.H8 'Operational Analysis'.H9:'Operational Analysis'.H13 'Operational Analysis'.F9:'Operational Analysis'.F13 'Operational Analysis'.E18:'Operational Analysis'.E38 'Operational Analysis'.G17:'Operational Analysis'.G17 'Operational Analysis'.G18:'Operational Analysis'.G38 'Operational Analysis'.E18:'Operational Analysis'.E38 'Operational Analysis'.H17:'Operational Analysis'.H17 'Operational Analysis'.H18:'Operational Analysis'.H38 'Operational Analysis'.E18:'Operational Analysis'.E38 'Operational Analysis'.I17:'Operational Analysis'.I17 'Operational Analysis'.I18:'Operational Analysis'.I3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2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ing Analysis" table:style-name="ta1" table:print="false"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0 =</text:p>
          </table:table-cell>
          <table:table-cell office:value-type="float" office:value="-0.333334">
            <text:p>-3.33E-00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1 =</text:p>
          </table:table-cell>
          <table:table-cell office:value-type="float" office:value="0.000129032">
            <text:p>1.29E-00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2 =</text:p>
          </table:table-cell>
          <table:table-cell office:value-type="float" office:value="0.0000012043">
            <text:p>1.20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'''*g(N^2) = </text:p>
          </table:table-cell>
          <table:table-cell office:value-type="float" office:value="0.0000013043">
            <text:p>1.30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ata F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ize N</text:p>
          </table:table-cell>
          <table:table-cell table:style-name="ce2" office:value-type="string">
            <text:p>Execution Time (secs)</text:p>
          </table:table-cell>
          <table:table-cell office:value-type="string">
            <text:p>N^0</text:p>
          </table:table-cell>
          <table:table-cell office:value-type="string">
            <text:p>Size N</text:p>
          </table:table-cell>
          <table:table-cell office:value-type="string">
            <text:p>N^2</text:p>
          </table:table-cell>
          <table:table-cell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formula="of:=2*10^4" office:value-type="float" office:value="20000">
            <text:p>2.00E+004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.00E+000</text:p>
          </table:table-cell>
          <table:table-cell table:formula="of:=[.C9]" office:value-type="float" office:value="20000">
            <text:p>2.00E+004</text:p>
          </table:table-cell>
          <table:table-cell table:formula="of:=[.F9]*[.F9]" office:value-type="float" office:value="400000000">
            <text:p>4.00E+008</text:p>
          </table:table-cell>
          <table:table-cell table:formula="of:=[.$E$3] + ([.$E$4] * [.F9]) + ([.$E$5] * [.G9])" office:value-type="float" office:value="483.967306">
            <text:p>4.84E+002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formula="of:=4*10^4" office:value-type="float" office:value="40000">
            <text:p>4.00E+004</text:p>
          </table:table-cell>
          <table:table-cell table:style-name="ce2" office:value-type="float" office:value="5">
            <text:p>5</text:p>
          </table:table-cell>
          <table:table-cell office:value-type="float" office:value="1">
            <text:p>1.00E+000</text:p>
          </table:table-cell>
          <table:table-cell table:formula="of:=[.C10]" office:value-type="float" office:value="40000">
            <text:p>4.00E+004</text:p>
          </table:table-cell>
          <table:table-cell table:formula="of:=[.F10]*[.F10]" office:value-type="float" office:value="1600000000">
            <text:p>1.60E+009</text:p>
          </table:table-cell>
          <table:table-cell table:formula="of:=[.$E$3] + ([.$E$4] * [.F10]) + ([.$E$5] * [.G10])" office:value-type="float" office:value="1931.707946">
            <text:p>1.93E+003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formula="of:=8*10^4" office:value-type="float" office:value="80000">
            <text:p>8.00E+004</text:p>
          </table:table-cell>
          <table:table-cell table:style-name="ce2" office:value-type="float" office:value="19">
            <text:p>19</text:p>
          </table:table-cell>
          <table:table-cell office:value-type="float" office:value="1">
            <text:p>1.00E+000</text:p>
          </table:table-cell>
          <table:table-cell table:formula="of:=[.C11]" office:value-type="float" office:value="80000">
            <text:p>8.00E+004</text:p>
          </table:table-cell>
          <table:table-cell table:formula="of:=[.F11]*[.F11]" office:value-type="float" office:value="6400000000">
            <text:p>6.40E+009</text:p>
          </table:table-cell>
          <table:table-cell table:formula="of:=[.$E$3] + ([.$E$4] * [.F11]) + ([.$E$5] * [.G11])" office:value-type="float" office:value="7717.509226">
            <text:p>7.72E+003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formula="of:=16*10^4" office:value-type="float" office:value="160000">
            <text:p>1.60E+005</text:p>
          </table:table-cell>
          <table:table-cell table:style-name="ce2" office:value-type="float" office:value="78">
            <text:p>78</text:p>
          </table:table-cell>
          <table:table-cell office:value-type="float" office:value="1">
            <text:p>1.00E+000</text:p>
          </table:table-cell>
          <table:table-cell table:formula="of:=[.C12]" office:value-type="float" office:value="160000">
            <text:p>1.60E+005</text:p>
          </table:table-cell>
          <table:table-cell table:formula="of:=[.F12]*[.F12]" office:value-type="float" office:value="25600000000">
            <text:p>2.56E+010</text:p>
          </table:table-cell>
          <table:table-cell table:formula="of:=[.$E$3] + ([.$E$4] * [.F12]) + ([.$E$5] * [.G12])" office:value-type="float" office:value="30850.391786">
            <text:p>3.09E+004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formula="of:=32*10^4" office:value-type="float" office:value="320000">
            <text:p>3.20E+005</text:p>
          </table:table-cell>
          <table:table-cell table:style-name="ce2" office:value-type="float" office:value="310">
            <text:p>310</text:p>
          </table:table-cell>
          <table:table-cell office:value-type="float" office:value="1">
            <text:p>1.00E+000</text:p>
          </table:table-cell>
          <table:table-cell table:formula="of:=[.C13]" office:value-type="float" office:value="320000">
            <text:p>3.20E+005</text:p>
          </table:table-cell>
          <table:table-cell table:formula="of:=[.F13]*[.F13]" office:value-type="float" office:value="102400000000">
            <text:p>1.02E+011</text:p>
          </table:table-cell>
          <table:table-cell table:formula="of:=[.$E$3] + ([.$E$4] * [.F13]) + ([.$E$5] * [.G13])" office:value-type="float" office:value="123361.276906">
            <text:p>1.23E+00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table:style-name="ce2"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table:style-name="ce3" office:value-type="string">
            <text:p>Timed Simulated</text:p>
          </table:table-cell>
          <table:table-cell office:value-type="string">
            <text:p>C'''*g(N^2)</text:p>
          </table:table-cell>
          <table:table-cell office:value-type="string">
            <text:p>Differenc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1">
            <text:p>1.00</text:p>
          </table:table-cell>
          <table:table-cell table:style-name="ce4" table:formula="of:=[.E18]^0" office:value-type="float" office:value="1">
            <text:p>1.00</text:p>
          </table:table-cell>
          <table:table-cell table:style-name="ce4" office:value-type="float" office:value="10">
            <text:p>10.00</text:p>
          </table:table-cell>
          <table:table-cell table:style-name="ce4" table:formula="of:=[.E18]^2" office:value-type="float" office:value="100">
            <text:p>100.00</text:p>
          </table:table-cell>
          <table:table-cell table:style-name="ce4" table:formula="of:=[.$E$3] + ([.$E$4] * [.E18]) + ([.$E$5] * [.F18])" office:value-type="float" office:value="-0.33192325">
            <text:p>-0.33</text:p>
          </table:table-cell>
          <table:table-cell table:style-name="ce4" table:formula="of:=[.$F$18] * [.$E$6]" office:value-type="float" office:value="0.00013043">
            <text:p>0.00</text:p>
          </table:table-cell>
          <table:table-cell table:style-name="ce4" table:formula="of:=[.G18] - [.H18]" office:value-type="float" office:value="-0.33205368">
            <text:p>-0.3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2">
            <text:p>2.00</text:p>
          </table:table-cell>
          <table:table-cell table:style-name="ce4" table:formula="of:=[.E19]^0" office:value-type="float" office:value="1">
            <text:p>1.00</text:p>
          </table:table-cell>
          <table:table-cell table:style-name="ce4" office:value-type="float" office:value="100">
            <text:p>100.00</text:p>
          </table:table-cell>
          <table:table-cell table:style-name="ce4" table:formula="of:=[.E19]^2" office:value-type="float" office:value="10000">
            <text:p>10000.00</text:p>
          </table:table-cell>
          <table:table-cell table:style-name="ce4" table:formula="of:=[.$E$3] + ([.$E$4] * [.E19]) + ([.$E$5] * [.F19])" office:value-type="float" office:value="-0.3083878">
            <text:p>-0.31</text:p>
          </table:table-cell>
          <table:table-cell table:style-name="ce4" table:formula="of:=[.F19] * [.$E$6]" office:value-type="float" office:value="0.013043">
            <text:p>0.01</text:p>
          </table:table-cell>
          <table:table-cell table:style-name="ce4" table:formula="of:=[.G19] - [.H19]" office:value-type="float" office:value="-0.3214308">
            <text:p>-0.3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3">
            <text:p>3.00</text:p>
          </table:table-cell>
          <table:table-cell table:style-name="ce4" table:formula="of:=[.E20]^0" office:value-type="float" office:value="1">
            <text:p>1.00</text:p>
          </table:table-cell>
          <table:table-cell table:style-name="ce4" office:value-type="float" office:value="1000">
            <text:p>1000.00</text:p>
          </table:table-cell>
          <table:table-cell table:style-name="ce4" table:formula="of:=[.E20]^2" office:value-type="float" office:value="1000000">
            <text:p>1000000.00</text:p>
          </table:table-cell>
          <table:table-cell table:style-name="ce4" table:formula="of:=[.$E$3] + ([.$E$4] * [.E20]) + ([.$E$5] * [.F20])" office:value-type="float" office:value="0.999998">
            <text:p>1.00</text:p>
          </table:table-cell>
          <table:table-cell table:style-name="ce4" table:formula="of:=[.F20] * [.$E$6]" office:value-type="float" office:value="1.3043">
            <text:p>1.30</text:p>
          </table:table-cell>
          <table:table-cell table:style-name="ce4" table:formula="of:=[.G20] - [.H20]" office:value-type="float" office:value="-0.304302">
            <text:p>-0.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4">
            <text:p>4.00</text:p>
          </table:table-cell>
          <table:table-cell table:style-name="ce4" table:formula="of:=[.E21]^0" office:value-type="float" office:value="1">
            <text:p>1.00</text:p>
          </table:table-cell>
          <table:table-cell table:style-name="ce4" office:value-type="float" office:value="2000">
            <text:p>2000.00</text:p>
          </table:table-cell>
          <table:table-cell table:style-name="ce4" table:formula="of:=[.E21]^2" office:value-type="float" office:value="4000000">
            <text:p>4000000.00</text:p>
          </table:table-cell>
          <table:table-cell table:style-name="ce4" table:formula="of:=[.$E$3] + ([.$E$4] * [.E21]) + ([.$E$5] * [.F21])" office:value-type="float" office:value="4.74193">
            <text:p>4.74</text:p>
          </table:table-cell>
          <table:table-cell table:style-name="ce4" table:formula="of:=[.F21] * [.$E$6]" office:value-type="float" office:value="5.2172">
            <text:p>5.22</text:p>
          </table:table-cell>
          <table:table-cell table:style-name="ce4" table:formula="of:=[.G21] - [.H21]" office:value-type="float" office:value="-0.475269999999999">
            <text:p>-0.4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5">
            <text:p>5.00</text:p>
          </table:table-cell>
          <table:table-cell table:style-name="ce4" table:formula="of:=[.E22]^0" office:value-type="float" office:value="1">
            <text:p>1.00</text:p>
          </table:table-cell>
          <table:table-cell table:style-name="ce4" office:value-type="float" office:value="3000">
            <text:p>3000.00</text:p>
          </table:table-cell>
          <table:table-cell table:style-name="ce4" table:formula="of:=[.E22]^2" office:value-type="float" office:value="9000000">
            <text:p>9000000.00</text:p>
          </table:table-cell>
          <table:table-cell table:style-name="ce4" table:formula="of:=[.$E$3] + ([.$E$4] * [.E22]) + ([.$E$5] * [.F22])" office:value-type="float" office:value="10.892462">
            <text:p>10.89</text:p>
          </table:table-cell>
          <table:table-cell table:style-name="ce4" table:formula="of:=[.F22] * [.$E$6]" office:value-type="float" office:value="11.7387">
            <text:p>11.74</text:p>
          </table:table-cell>
          <table:table-cell table:style-name="ce4" table:formula="of:=[.G22] - [.H22]" office:value-type="float" office:value="-0.846237999999998">
            <text:p>-0.8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6">
            <text:p>6.00</text:p>
          </table:table-cell>
          <table:table-cell table:style-name="ce4" table:formula="of:=[.E23]^0" office:value-type="float" office:value="1">
            <text:p>1.00</text:p>
          </table:table-cell>
          <table:table-cell table:style-name="ce4" table:formula="of:=[.E22]+1000" office:value-type="float" office:value="4000">
            <text:p>4000.00</text:p>
          </table:table-cell>
          <table:table-cell table:style-name="ce4" table:formula="of:=[.E23]^2" office:value-type="float" office:value="16000000">
            <text:p>16000000.00</text:p>
          </table:table-cell>
          <table:table-cell table:style-name="ce4" table:formula="of:=[.$E$3] + ([.$E$4] * [.E23]) + ([.$E$5] * [.F23])" office:value-type="float" office:value="19.451594">
            <text:p>19.45</text:p>
          </table:table-cell>
          <table:table-cell table:style-name="ce4" table:formula="of:=[.F23] * [.$E$6]" office:value-type="float" office:value="20.8688">
            <text:p>20.87</text:p>
          </table:table-cell>
          <table:table-cell table:style-name="ce4" table:formula="of:=[.G23] - [.H23]" office:value-type="float" office:value="-1.417206">
            <text:p>-1.4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7">
            <text:p>7.00</text:p>
          </table:table-cell>
          <table:table-cell table:style-name="ce4" table:formula="of:=[.E24]^0" office:value-type="float" office:value="1">
            <text:p>1.00</text:p>
          </table:table-cell>
          <table:table-cell table:style-name="ce4" table:formula="of:=[.E23]+1000" office:value-type="float" office:value="5000">
            <text:p>5000.00</text:p>
          </table:table-cell>
          <table:table-cell table:style-name="ce4" table:formula="of:=[.E24]^2" office:value-type="float" office:value="25000000">
            <text:p>25000000.00</text:p>
          </table:table-cell>
          <table:table-cell table:style-name="ce4" table:formula="of:=[.$E$3] + ([.$E$4] * [.E24]) + ([.$E$5] * [.F24])" office:value-type="float" office:value="30.419326">
            <text:p>30.42</text:p>
          </table:table-cell>
          <table:table-cell table:style-name="ce4" table:formula="of:=[.F24] * [.$E$6]" office:value-type="float" office:value="32.6075">
            <text:p>32.61</text:p>
          </table:table-cell>
          <table:table-cell table:style-name="ce4" table:formula="of:=[.G24] - [.H24]" office:value-type="float" office:value="-2.188174">
            <text:p>-2.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8">
            <text:p>8.00</text:p>
          </table:table-cell>
          <table:table-cell table:style-name="ce4" table:formula="of:=[.E25]^0" office:value-type="float" office:value="1">
            <text:p>1.00</text:p>
          </table:table-cell>
          <table:table-cell table:style-name="ce4" table:formula="of:=[.E24]+1000" office:value-type="float" office:value="6000">
            <text:p>6000.00</text:p>
          </table:table-cell>
          <table:table-cell table:style-name="ce4" table:formula="of:=[.E25]^2" office:value-type="float" office:value="36000000">
            <text:p>36000000.00</text:p>
          </table:table-cell>
          <table:table-cell table:style-name="ce4" table:formula="of:=[.$E$3] + ([.$E$4] * [.E25]) + ([.$E$5] * [.F25])" office:value-type="float" office:value="43.795658">
            <text:p>43.80</text:p>
          </table:table-cell>
          <table:table-cell table:style-name="ce4" table:formula="of:=[.F25] * [.$E$6]" office:value-type="float" office:value="46.9548">
            <text:p>46.95</text:p>
          </table:table-cell>
          <table:table-cell table:style-name="ce4" table:formula="of:=[.G25] - [.H25]" office:value-type="float" office:value="-3.159142">
            <text:p>-3.1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9">
            <text:p>9.00</text:p>
          </table:table-cell>
          <table:table-cell table:style-name="ce4" table:formula="of:=[.E26]^0" office:value-type="float" office:value="1">
            <text:p>1.00</text:p>
          </table:table-cell>
          <table:table-cell table:style-name="ce4" table:formula="of:=[.E25]+1000" office:value-type="float" office:value="7000">
            <text:p>7000.00</text:p>
          </table:table-cell>
          <table:table-cell table:style-name="ce4" table:formula="of:=[.E26]^2" office:value-type="float" office:value="49000000">
            <text:p>49000000.00</text:p>
          </table:table-cell>
          <table:table-cell table:style-name="ce4" table:formula="of:=[.$E$3] + ([.$E$4] * [.E26]) + ([.$E$5] * [.F26])" office:value-type="float" office:value="59.58059">
            <text:p>59.58</text:p>
          </table:table-cell>
          <table:table-cell table:style-name="ce4" table:formula="of:=[.F26] * [.$E$6]" office:value-type="float" office:value="63.9107">
            <text:p>63.91</text:p>
          </table:table-cell>
          <table:table-cell table:style-name="ce4" table:formula="of:=[.G26] - [.H26]" office:value-type="float" office:value="-4.33011">
            <text:p>-4.3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10">
            <text:p>10.00</text:p>
          </table:table-cell>
          <table:table-cell table:style-name="ce4" table:formula="of:=[.E27]^0" office:value-type="float" office:value="1">
            <text:p>1.00</text:p>
          </table:table-cell>
          <table:table-cell table:style-name="ce4" table:formula="of:=[.E26]+1000" office:value-type="float" office:value="8000">
            <text:p>8000.00</text:p>
          </table:table-cell>
          <table:table-cell table:style-name="ce4" table:formula="of:=[.E27]^2" office:value-type="float" office:value="64000000">
            <text:p>64000000.00</text:p>
          </table:table-cell>
          <table:table-cell table:style-name="ce4" table:formula="of:=[.$E$3] + ([.$E$4] * [.E27]) + ([.$E$5] * [.F27])" office:value-type="float" office:value="77.774122">
            <text:p>77.77</text:p>
          </table:table-cell>
          <table:table-cell table:style-name="ce4" table:formula="of:=[.F27] * [.$E$6]" office:value-type="float" office:value="83.4752">
            <text:p>83.48</text:p>
          </table:table-cell>
          <table:table-cell table:style-name="ce4" table:formula="of:=[.G27] - [.H27]" office:value-type="float" office:value="-5.701078">
            <text:p>-5.7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11">
            <text:p>11.00</text:p>
          </table:table-cell>
          <table:table-cell table:style-name="ce4" table:formula="of:=[.E28]^0" office:value-type="float" office:value="1">
            <text:p>1.00</text:p>
          </table:table-cell>
          <table:table-cell table:style-name="ce4" table:formula="of:=[.E27]+1000" office:value-type="float" office:value="9000">
            <text:p>9000.00</text:p>
          </table:table-cell>
          <table:table-cell table:style-name="ce4" table:formula="of:=[.E28]^2" office:value-type="float" office:value="81000000">
            <text:p>81000000.00</text:p>
          </table:table-cell>
          <table:table-cell table:style-name="ce4" table:formula="of:=[.$E$3] + ([.$E$4] * [.E28]) + ([.$E$5] * [.F28])" office:value-type="float" office:value="98.376254">
            <text:p>98.38</text:p>
          </table:table-cell>
          <table:table-cell table:style-name="ce4" table:formula="of:=[.F28] * [.$E$6]" office:value-type="float" office:value="105.6483">
            <text:p>105.65</text:p>
          </table:table-cell>
          <table:table-cell table:style-name="ce4" table:formula="of:=[.G28] - [.H28]" office:value-type="float" office:value="-7.27204599999999">
            <text:p>-7.2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12">
            <text:p>12.00</text:p>
          </table:table-cell>
          <table:table-cell table:style-name="ce4" table:formula="of:=[.E29]^0" office:value-type="float" office:value="1">
            <text:p>1.00</text:p>
          </table:table-cell>
          <table:table-cell table:style-name="ce4" table:formula="of:=[.E28]+1000" office:value-type="float" office:value="10000">
            <text:p>10000.00</text:p>
          </table:table-cell>
          <table:table-cell table:style-name="ce4" table:formula="of:=[.E29]^2" office:value-type="float" office:value="100000000">
            <text:p>100000000.00</text:p>
          </table:table-cell>
          <table:table-cell table:style-name="ce4" table:formula="of:=[.$E$3] + ([.$E$4] * [.E29]) + ([.$E$5] * [.F29])" office:value-type="float" office:value="121.386986">
            <text:p>121.39</text:p>
          </table:table-cell>
          <table:table-cell table:style-name="ce4" table:formula="of:=[.F29] * [.$E$6]" office:value-type="float" office:value="130.43">
            <text:p>130.43</text:p>
          </table:table-cell>
          <table:table-cell table:style-name="ce4" table:formula="of:=[.G29] - [.H29]" office:value-type="float" office:value="-9.043014">
            <text:p>-9.0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13">
            <text:p>13.00</text:p>
          </table:table-cell>
          <table:table-cell table:style-name="ce4" table:formula="of:=[.E30]^0" office:value-type="float" office:value="1">
            <text:p>1.00</text:p>
          </table:table-cell>
          <table:table-cell table:style-name="ce4" office:value-type="float" office:value="11000">
            <text:p>11000.00</text:p>
          </table:table-cell>
          <table:table-cell table:style-name="ce4" table:formula="of:=[.E30]^2" office:value-type="float" office:value="121000000">
            <text:p>121000000.00</text:p>
          </table:table-cell>
          <table:table-cell table:style-name="ce4" table:formula="of:=[.$E$3] + ([.$E$4] * [.E30]) + ([.$E$5] * [.F30])" office:value-type="float" office:value="146.806318">
            <text:p>146.81</text:p>
          </table:table-cell>
          <table:table-cell table:style-name="ce4" table:formula="of:=[.F30] * [.$E$6]" office:value-type="float" office:value="157.8203">
            <text:p>157.82</text:p>
          </table:table-cell>
          <table:table-cell table:style-name="ce4" table:formula="of:=[.G30] - [.H30]" office:value-type="float" office:value="-11.013982">
            <text:p>-11.0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14">
            <text:p>14.00</text:p>
          </table:table-cell>
          <table:table-cell table:style-name="ce4" table:formula="of:=[.E31]^0" office:value-type="float" office:value="1">
            <text:p>1.00</text:p>
          </table:table-cell>
          <table:table-cell table:style-name="ce4" office:value-type="float" office:value="20000">
            <text:p>20000.00</text:p>
          </table:table-cell>
          <table:table-cell table:style-name="ce4" table:formula="of:=[.E31]^2" office:value-type="float" office:value="400000000">
            <text:p>400000000.00</text:p>
          </table:table-cell>
          <table:table-cell table:style-name="ce4" table:formula="of:=[.$E$3] + ([.$E$4] * [.E31]) + ([.$E$5] * [.F31])" office:value-type="float" office:value="483.967306">
            <text:p>483.97</text:p>
          </table:table-cell>
          <table:table-cell table:style-name="ce4" table:formula="of:=[.F31] * [.$E$6]" office:value-type="float" office:value="521.72">
            <text:p>521.72</text:p>
          </table:table-cell>
          <table:table-cell table:style-name="ce4" table:formula="of:=[.G31] - [.H31]" office:value-type="float" office:value="-37.752694">
            <text:p>-37.7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15">
            <text:p>15.00</text:p>
          </table:table-cell>
          <table:table-cell table:style-name="ce4" table:formula="of:=[.E32]^0" office:value-type="float" office:value="1">
            <text:p>1.00</text:p>
          </table:table-cell>
          <table:table-cell table:style-name="ce4" office:value-type="float" office:value="30000">
            <text:p>30000.00</text:p>
          </table:table-cell>
          <table:table-cell table:style-name="ce4" table:formula="of:=[.E32]^2" office:value-type="float" office:value="900000000">
            <text:p>900000000.00</text:p>
          </table:table-cell>
          <table:table-cell table:style-name="ce4" table:formula="of:=[.$E$3] + ([.$E$4] * [.E32]) + ([.$E$5] * [.F32])" office:value-type="float" office:value="1087.407626">
            <text:p>1087.41</text:p>
          </table:table-cell>
          <table:table-cell table:style-name="ce4" table:formula="of:=[.F32] * [.$E$6]" office:value-type="float" office:value="1173.87">
            <text:p>1173.87</text:p>
          </table:table-cell>
          <table:table-cell table:style-name="ce4" table:formula="of:=[.G32] - [.H32]" office:value-type="float" office:value="-86.4623739999997">
            <text:p>-86.4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16">
            <text:p>16.00</text:p>
          </table:table-cell>
          <table:table-cell table:style-name="ce4" table:formula="of:=[.E33]^0" office:value-type="float" office:value="1">
            <text:p>1.00</text:p>
          </table:table-cell>
          <table:table-cell table:style-name="ce4" office:value-type="float" office:value="40000">
            <text:p>40000.00</text:p>
          </table:table-cell>
          <table:table-cell table:style-name="ce4" table:formula="of:=[.E33]^2" office:value-type="float" office:value="1600000000">
            <text:p>1600000000.00</text:p>
          </table:table-cell>
          <table:table-cell table:style-name="ce4" table:formula="of:=[.$E$3] + ([.$E$4] * [.E33]) + ([.$E$5] * [.F33])" office:value-type="float" office:value="1931.707946">
            <text:p>1931.71</text:p>
          </table:table-cell>
          <table:table-cell table:style-name="ce4" table:formula="of:=[.F33] * [.$E$6]" office:value-type="float" office:value="2086.88">
            <text:p>2086.88</text:p>
          </table:table-cell>
          <table:table-cell table:style-name="ce4" table:formula="of:=[.G33] - [.H33]" office:value-type="float" office:value="-155.172054">
            <text:p>-155.1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17">
            <text:p>17.00</text:p>
          </table:table-cell>
          <table:table-cell table:style-name="ce4" table:formula="of:=[.E34]^0" office:value-type="float" office:value="1">
            <text:p>1.00</text:p>
          </table:table-cell>
          <table:table-cell table:style-name="ce4" office:value-type="float" office:value="50000">
            <text:p>50000.00</text:p>
          </table:table-cell>
          <table:table-cell table:style-name="ce4" table:formula="of:=[.E34]^2" office:value-type="float" office:value="2500000000">
            <text:p>2500000000.00</text:p>
          </table:table-cell>
          <table:table-cell table:style-name="ce4" table:formula="of:=[.$E$3] + ([.$E$4] * [.E34]) + ([.$E$5] * [.F34])" office:value-type="float" office:value="3016.868266">
            <text:p>3016.87</text:p>
          </table:table-cell>
          <table:table-cell table:style-name="ce4" table:formula="of:=[.F34] * [.$E$6]" office:value-type="float" office:value="3260.75">
            <text:p>3260.75</text:p>
          </table:table-cell>
          <table:table-cell table:style-name="ce4" table:formula="of:=[.G34] - [.H34]" office:value-type="float" office:value="-243.881734">
            <text:p>-243.8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18">
            <text:p>18.00</text:p>
          </table:table-cell>
          <table:table-cell table:style-name="ce4" table:formula="of:=[.E35]^0" office:value-type="float" office:value="1">
            <text:p>1.00</text:p>
          </table:table-cell>
          <table:table-cell table:style-name="ce4" office:value-type="float" office:value="100000">
            <text:p>100000.00</text:p>
          </table:table-cell>
          <table:table-cell table:style-name="ce4" table:formula="of:=[.E35]^2" office:value-type="float" office:value="10000000000">
            <text:p>10000000000.00</text:p>
          </table:table-cell>
          <table:table-cell table:style-name="ce4" table:formula="of:=[.$E$3] + ([.$E$4] * [.E35]) + ([.$E$5] * [.F35])" office:value-type="float" office:value="12055.569866">
            <text:p>12055.57</text:p>
          </table:table-cell>
          <table:table-cell table:style-name="ce4" table:formula="of:=[.F35] * [.$E$6]" office:value-type="float" office:value="13043">
            <text:p>13043.00</text:p>
          </table:table-cell>
          <table:table-cell table:style-name="ce4" table:formula="of:=[.G35] - [.H35]" office:value-type="float" office:value="-987.430134">
            <text:p>-987.4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19">
            <text:p>19.00</text:p>
          </table:table-cell>
          <table:table-cell table:style-name="ce4" table:formula="of:=[.E36]^0" office:value-type="float" office:value="1">
            <text:p>1.00</text:p>
          </table:table-cell>
          <table:table-cell table:style-name="ce4" office:value-type="float" office:value="200000">
            <text:p>200000.00</text:p>
          </table:table-cell>
          <table:table-cell table:style-name="ce4" table:formula="of:=[.E36]^2" office:value-type="float" office:value="40000000000">
            <text:p>40000000000.00</text:p>
          </table:table-cell>
          <table:table-cell table:style-name="ce4" table:formula="of:=[.$E$3] + ([.$E$4] * [.E36]) + ([.$E$5] * [.F36])" office:value-type="float" office:value="48197.473066">
            <text:p>48197.47</text:p>
          </table:table-cell>
          <table:table-cell table:style-name="ce4" table:formula="of:=[.F36] * [.$E$6]" office:value-type="float" office:value="52172">
            <text:p>52172.00</text:p>
          </table:table-cell>
          <table:table-cell table:style-name="ce4" table:formula="of:=[.G36] - [.H36]" office:value-type="float" office:value="-3974.526934">
            <text:p>-3974.5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float" office:value="20">
            <text:p>20.00</text:p>
          </table:table-cell>
          <table:table-cell table:style-name="ce4" table:formula="of:=[.E37]^0" office:value-type="float" office:value="1">
            <text:p>1.00</text:p>
          </table:table-cell>
          <table:table-cell table:style-name="ce4" office:value-type="float" office:value="300000">
            <text:p>300000.00</text:p>
          </table:table-cell>
          <table:table-cell table:style-name="ce4" table:formula="of:=[.E37]^2" office:value-type="float" office:value="90000000000">
            <text:p>90000000000.00</text:p>
          </table:table-cell>
          <table:table-cell table:style-name="ce4" table:formula="of:=[.$E$3] + ([.$E$4] * [.E37]) + ([.$E$5] * [.F37])" office:value-type="float" office:value="108425.376266">
            <text:p>108425.38</text:p>
          </table:table-cell>
          <table:table-cell table:style-name="ce4" table:formula="of:=[.F37] * [.$E$6]" office:value-type="float" office:value="117387">
            <text:p>117387.00</text:p>
          </table:table-cell>
          <table:table-cell table:style-name="ce4" table:formula="of:=[.G37] - [.H37]" office:value-type="float" office:value="-8961.62373399999">
            <text:p>-8961.6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2"/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>
            <draw:frame table:end-cell-address="'Timing Analysis'.I66" table:end-x="1.0661in" table:end-y="0.1358in" draw:z-index="0" draw:style-name="gr1" draw:text-style-name="P1" svg:width="9.2291in" svg:height="5.622in" svg:x="0.3315in" svg:y="0in">
              <draw:object draw:notify-on-update-of-ranges="'Timing Analysis'.E18:'Timing Analysis'.E37 'Timing Analysis'.G17:'Timing Analysis'.G17 'Timing Analysis'.G18:'Timing Analysis'.G37 'Timing Analysis'.E18:'Timing Analysis'.E37 'Timing Analysis'.H17:'Timing Analysis'.H17 'Timing Analysis'.H18:'Timing Analysis'.H37 'Timing Analysis'.E18:'Timing Analysis'.E37 'Timing Analysis'.I17:'Timing Analysis'.I17 'Timing Analysis'.I18:'Timing Analysis'.I37 'Timing Analysis'.C9:'Timing Analysis'.C13 'Timing Analysis'.D7:'Timing Analysis'.D7 'Timing Analysis'.D9:'Timing Analysis'.D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3"/>
          <table:table-cell table:style-name="ce2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scientific-number number:decimal-places="4" number:min-integer-digits="1" number:min-exponent-digits="2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1" fo:font-size="12pt" style:font-name-asian="Arial2" style:font-size-asian="12pt" style:font-name-complex="Arial2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2">10/22/2023</text:date>, <text:time>22:5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Murillo</meta:initial-creator>
    <meta:creation-date>2023-10-21T23:50:07.59</meta:creation-date>
    <dc:date>2023-10-22T22:55:22.28</dc:date>
    <dc:creator>Eduardo Murillo</dc:creator>
    <meta:editing-duration>PT1H1M32S</meta:editing-duration>
    <meta:editing-cycles>26</meta:editing-cycles>
    <meta:generator>OpenOffice/4.1.14$Win32 OpenOffice.org_project/4114m1$Build-9811</meta:generator>
    <meta:document-statistic meta:table-count="2" meta:cell-count="3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43cm" svg:height="14.281cm" xlink:href=".." xlink:type="simple" chart:class="chart:scatter" chart:style-name="ch1">
        <chart:legend chart:legend-position="end" svg:x="19.533cm" svg:y="6.042cm" style:legend-expansion="high" chart:style-name="ch2"/>
        <chart:plot-area chart:style-name="ch3" table:cell-range-address="'Timing Analysis'.E18:'Timing Analysis'.E37 'Timing Analysis'.G17:'Timing Analysis'.I37 'Timing Analysis'.D7:'Timing Analysis'.D7 'Timing Analysis'.D9:'Timing Analysis'.D13" chart:data-source-has-labels="row" svg:x="1.962cm" svg:y="0.831cm" svg:width="14.499cm" svg:height="11.721cm">
          <chartooo:coordinate-region svg:x="3.801cm" svg:y="1.043cm" svg:width="11.864cm" svg:height="11.2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iming Analysis'.G18:'Timing Analysis'.G37" chart:label-cell-address="'Timing Analysis'.G17:'Timing Analysis'.G17" chart:class="chart:scatter">
            <chart:domain table:cell-range-address="'Timing Analysis'.E18:'Timing Analysis'.E37"/>
            <chart:data-point chart:repeated="20"/>
          </chart:series>
          <chart:series chart:style-name="ch7" chart:values-cell-range-address="'Timing Analysis'.H18:'Timing Analysis'.H37" chart:label-cell-address="'Timing Analysis'.H17:'Timing Analysis'.H17" chart:class="chart:scatter">
            <chart:data-point chart:repeated="20"/>
          </chart:series>
          <chart:series chart:style-name="ch8" chart:values-cell-range-address="'Timing Analysis'.I18:'Timing Analysis'.I37" chart:label-cell-address="'Timing Analysis'.I17:'Timing Analysis'.I17" chart:class="chart:scatter">
            <chart:data-point chart:repeated="20"/>
          </chart:series>
          <chart:series chart:style-name="ch9" chart:values-cell-range-address="'Timing Analysis'.D9:'Timing Analysis'.D13" chart:label-cell-address="'Timing Analysis'.D7:'Timing Analysis'.D7" chart:class="chart:scatter">
            <chart:domain table:cell-range-address="'Timing Analysis'.C9:'Timing Analysis'.C13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d Simulated</text:p>
                <draw:g>
                  <svg:desc>'Timing Analysis'.G17:'Timing Analysis'.G17</svg:desc>
                </draw:g>
              </table:table-cell>
              <table:table-cell office:value-type="string">
                <text:p>C'''*g(N^2)</text:p>
                <draw:g>
                  <svg:desc>'Timing Analysis'.H17:'Timing Analysis'.H17</svg:desc>
                </draw:g>
              </table:table-cell>
              <table:table-cell office:value-type="string">
                <text:p>Difference</text:p>
                <draw:g>
                  <svg:desc>'Timing Analysis'.I17:'Timing Analysis'.I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ata F</text:p>
                <draw:g>
                  <svg:desc>'Timing Analysis'.D7:'Timing Analysi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iming Analysis'.E18:'Timing Analysis'.E37</svg:desc>
                </draw:g>
              </table:table-cell>
              <table:table-cell office:value-type="float" office:value="-0.33192325">
                <text:p>-0.33192325</text:p>
                <draw:g>
                  <svg:desc>'Timing Analysis'.G18:'Timing Analysis'.G37</svg:desc>
                </draw:g>
              </table:table-cell>
              <table:table-cell office:value-type="float" office:value="0.00013043">
                <text:p>0.00013043</text:p>
                <draw:g>
                  <svg:desc>'Timing Analysis'.H18:'Timing Analysis'.H37</svg:desc>
                </draw:g>
              </table:table-cell>
              <table:table-cell office:value-type="float" office:value="-0.33205368">
                <text:p>-0.33205368</text:p>
                <draw:g>
                  <svg:desc>'Timing Analysis'.I18:'Timing Analysis'.I37</svg:desc>
                </draw:g>
              </table:table-cell>
              <table:table-cell office:value-type="float" office:value="20000">
                <text:p>20000</text:p>
                <draw:g>
                  <svg:desc>'Timing Analysis'.C9:'Timing Analysis'.C13</svg:desc>
                </draw:g>
              </table:table-cell>
              <table:table-cell office:value-type="float" office:value="1">
                <text:p>1</text:p>
                <draw:g>
                  <svg:desc>'Timing Analysis'.D9:'Timing Analysis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3083878">
                <text:p>-0.3083878</text:p>
              </table:table-cell>
              <table:table-cell office:value-type="float" office:value="0.013043">
                <text:p>0.013043</text:p>
              </table:table-cell>
              <table:table-cell office:value-type="float" office:value="-0.3214308">
                <text:p>-0.3214308</text:p>
              </table:table-cell>
              <table:table-cell office:value-type="float" office:value="40000">
                <text:p>4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999998">
                <text:p>0.999998</text:p>
              </table:table-cell>
              <table:table-cell office:value-type="float" office:value="1.3043">
                <text:p>1.3043</text:p>
              </table:table-cell>
              <table:table-cell office:value-type="float" office:value="-0.304302">
                <text:p>-0.304302</text:p>
              </table:table-cell>
              <table:table-cell office:value-type="float" office:value="80000">
                <text:p>80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.74193">
                <text:p>4.74193</text:p>
              </table:table-cell>
              <table:table-cell office:value-type="float" office:value="5.2172">
                <text:p>5.2172</text:p>
              </table:table-cell>
              <table:table-cell office:value-type="float" office:value="-0.475269999999999">
                <text:p>-0.475269999999999</text:p>
              </table:table-cell>
              <table:table-cell office:value-type="float" office:value="160000">
                <text:p>160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10.892462">
                <text:p>10.892462</text:p>
              </table:table-cell>
              <table:table-cell office:value-type="float" office:value="11.7387">
                <text:p>11.7387</text:p>
              </table:table-cell>
              <table:table-cell office:value-type="float" office:value="-0.846237999999998">
                <text:p>-0.846237999999998</text:p>
              </table:table-cell>
              <table:table-cell office:value-type="float" office:value="320000">
                <text:p>3200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19.451594">
                <text:p>19.451594</text:p>
              </table:table-cell>
              <table:table-cell office:value-type="float" office:value="20.8688">
                <text:p>20.8688</text:p>
              </table:table-cell>
              <table:table-cell office:value-type="float" office:value="-1.417206">
                <text:p>-1.417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30.419326">
                <text:p>30.419326</text:p>
              </table:table-cell>
              <table:table-cell office:value-type="float" office:value="32.6075">
                <text:p>32.6075</text:p>
              </table:table-cell>
              <table:table-cell office:value-type="float" office:value="-2.188174">
                <text:p>-2.18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">
                <text:p>6000</text:p>
              </table:table-cell>
              <table:table-cell office:value-type="float" office:value="43.795658">
                <text:p>43.795658</text:p>
              </table:table-cell>
              <table:table-cell office:value-type="float" office:value="46.9548">
                <text:p>46.9548</text:p>
              </table:table-cell>
              <table:table-cell office:value-type="float" office:value="-3.159142">
                <text:p>-3.15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">
                <text:p>7000</text:p>
              </table:table-cell>
              <table:table-cell office:value-type="float" office:value="59.58059">
                <text:p>59.58059</text:p>
              </table:table-cell>
              <table:table-cell office:value-type="float" office:value="63.9107">
                <text:p>63.9107</text:p>
              </table:table-cell>
              <table:table-cell office:value-type="float" office:value="-4.33011">
                <text:p>-4.3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77.774122">
                <text:p>77.774122</text:p>
              </table:table-cell>
              <table:table-cell office:value-type="float" office:value="83.4752">
                <text:p>83.4752</text:p>
              </table:table-cell>
              <table:table-cell office:value-type="float" office:value="-5.701078">
                <text:p>-5.70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98.376254">
                <text:p>98.376254</text:p>
              </table:table-cell>
              <table:table-cell office:value-type="float" office:value="105.6483">
                <text:p>105.6483</text:p>
              </table:table-cell>
              <table:table-cell office:value-type="float" office:value="-7.27204599999999">
                <text:p>-7.272045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121.386986">
                <text:p>121.386986</text:p>
              </table:table-cell>
              <table:table-cell office:value-type="float" office:value="130.43">
                <text:p>130.43</text:p>
              </table:table-cell>
              <table:table-cell office:value-type="float" office:value="-9.043014">
                <text:p>-9.04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00">
                <text:p>11000</text:p>
              </table:table-cell>
              <table:table-cell office:value-type="float" office:value="146.806318">
                <text:p>146.806318</text:p>
              </table:table-cell>
              <table:table-cell office:value-type="float" office:value="157.8203">
                <text:p>157.8203</text:p>
              </table:table-cell>
              <table:table-cell office:value-type="float" office:value="-11.013982">
                <text:p>-11.01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483.967306">
                <text:p>483.967306</text:p>
              </table:table-cell>
              <table:table-cell office:value-type="float" office:value="521.72">
                <text:p>521.72</text:p>
              </table:table-cell>
              <table:table-cell office:value-type="float" office:value="-37.752694">
                <text:p>-37.75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1087.407626">
                <text:p>1087.407626</text:p>
              </table:table-cell>
              <table:table-cell office:value-type="float" office:value="1173.87">
                <text:p>1173.87</text:p>
              </table:table-cell>
              <table:table-cell office:value-type="float" office:value="-86.4623739999997">
                <text:p>-86.462373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1931.707946">
                <text:p>1931.707946</text:p>
              </table:table-cell>
              <table:table-cell office:value-type="float" office:value="2086.88">
                <text:p>2086.88</text:p>
              </table:table-cell>
              <table:table-cell office:value-type="float" office:value="-155.172054">
                <text:p>-155.17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">
                <text:p>50000</text:p>
              </table:table-cell>
              <table:table-cell office:value-type="float" office:value="3016.868266">
                <text:p>3016.868266</text:p>
              </table:table-cell>
              <table:table-cell office:value-type="float" office:value="3260.75">
                <text:p>3260.75</text:p>
              </table:table-cell>
              <table:table-cell office:value-type="float" office:value="-243.881734">
                <text:p>-243.8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">
                <text:p>100000</text:p>
              </table:table-cell>
              <table:table-cell office:value-type="float" office:value="12055.569866">
                <text:p>12055.569866</text:p>
              </table:table-cell>
              <table:table-cell office:value-type="float" office:value="13043">
                <text:p>13043</text:p>
              </table:table-cell>
              <table:table-cell office:value-type="float" office:value="-987.430134">
                <text:p>-987.43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0">
                <text:p>200000</text:p>
              </table:table-cell>
              <table:table-cell office:value-type="float" office:value="48197.473066">
                <text:p>48197.473066</text:p>
              </table:table-cell>
              <table:table-cell office:value-type="float" office:value="52172">
                <text:p>52172</text:p>
              </table:table-cell>
              <table:table-cell office:value-type="float" office:value="-3974.526934">
                <text:p>-3974.52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00">
                <text:p>300000</text:p>
              </table:table-cell>
              <table:table-cell office:value-type="float" office:value="108425.376266">
                <text:p>108425.376266</text:p>
              </table:table-cell>
              <table:table-cell office:value-type="float" office:value="117387">
                <text:p>117387</text:p>
              </table:table-cell>
              <table:table-cell office:value-type="float" office:value="-8961.62373399999">
                <text:p>-8961.623733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6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89cm" svg:height="13.912cm" xlink:href=".." xlink:type="simple" chart:class="chart:scatter" chart:style-name="ch1">
        <chart:legend chart:legend-position="end" svg:x="20.338cm" svg:y="5.858cm" style:legend-expansion="high" chart:style-name="ch2"/>
        <chart:plot-area chart:style-name="ch3" table:cell-range-address="'Operational Analysis'.F9:'Operational Analysis'.F13 'Operational Analysis'.H8:'Operational Analysis'.H13 'Operational Analysis'.G17:'Operational Analysis'.I38" chart:data-source-has-labels="row" svg:x="0.949cm" svg:y="1.247cm" svg:width="18.391cm" svg:height="11.967cm">
          <chartooo:coordinate-region svg:x="2.973cm" svg:y="1.459cm" svg:width="15.902cm" svg:height="11.5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perational Analysis'.H9:'Operational Analysis'.H13" chart:label-cell-address="'Operational Analysis'.H8:'Operational Analysis'.H8" chart:class="chart:scatter">
            <chart:domain table:cell-range-address="'Operational Analysis'.F9:'Operational Analysis'.F13"/>
            <chart:data-point chart:repeated="5"/>
          </chart:series>
          <chart:series chart:style-name="ch8" chart:values-cell-range-address="'Operational Analysis'.G18:'Operational Analysis'.G38" chart:label-cell-address="'Operational Analysis'.G17:'Operational Analysis'.G17" chart:class="chart:scatter">
            <chart:domain table:cell-range-address="'Operational Analysis'.E18:'Operational Analysis'.E38"/>
            <chart:data-point chart:repeated="21"/>
          </chart:series>
          <chart:series chart:style-name="ch9" chart:values-cell-range-address="'Operational Analysis'.H18:'Operational Analysis'.H38" chart:label-cell-address="'Operational Analysis'.H17:'Operational Analysis'.H17" chart:class="chart:scatter">
            <chart:domain table:cell-range-address="'Operational Analysis'.E18:'Operational Analysis'.E38"/>
            <chart:data-point chart:repeated="21"/>
          </chart:series>
          <chart:series chart:style-name="ch10" chart:values-cell-range-address="'Operational Analysis'.I18:'Operational Analysis'.I38" chart:label-cell-address="'Operational Analysis'.I17:'Operational Analysis'.I17" chart:class="chart:scatter">
            <chart:domain table:cell-range-address="'Operational Analysis'.E18:'Operational Analysis'.E38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urve Fit</text:p>
                <draw:g>
                  <svg:desc>'Operational Analysis'.H8:'Operational Analysis'.H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erations Simulated</text:p>
                <draw:g>
                  <svg:desc>'Operational Analysis'.G17:'Operational Analysis'.G1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'''*g(N^2)</text:p>
                <draw:g>
                  <svg:desc>'Operational Analysis'.H17:'Operational Analysis'.H1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ifference</text:p>
                <draw:g>
                  <svg:desc>'Operational Analysis'.I17:'Operational Analysis'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Operational Analysis'.F9:'Operational Analysis'.F13</svg:desc>
                </draw:g>
              </table:table-cell>
              <table:table-cell office:value-type="float" office:value="3197339">
                <text:p>3197339</text:p>
                <draw:g>
                  <svg:desc>'Operational Analysis'.H9:'Operational Analysis'.H13</svg:desc>
                </draw:g>
              </table:table-cell>
              <table:table-cell office:value-type="float" office:value="10">
                <text:p>10</text:p>
                <draw:g>
                  <svg:desc>'Operational Analysis'.E18:'Operational Analysis'.E38</svg:desc>
                </draw:g>
              </table:table-cell>
              <table:table-cell office:value-type="float" office:value="448596.476">
                <text:p>448596.476</text:p>
                <draw:g>
                  <svg:desc>'Operational Analysis'.G18:'Operational Analysis'.G38</svg:desc>
                </draw:g>
              </table:table-cell>
              <table:table-cell office:value-type="float" office:value="10">
                <text:p>10</text:p>
                <draw:g>
                  <svg:desc>'Operational Analysis'.E18:'Operational Analysis'.E38</svg:desc>
                </draw:g>
              </table:table-cell>
              <table:table-cell office:value-type="float" office:value="301.5">
                <text:p>301.5</text:p>
                <draw:g>
                  <svg:desc>'Operational Analysis'.H18:'Operational Analysis'.H38</svg:desc>
                </draw:g>
              </table:table-cell>
              <table:table-cell office:value-type="float" office:value="10">
                <text:p>10</text:p>
                <draw:g>
                  <svg:desc>'Operational Analysis'.E18:'Operational Analysis'.E38</svg:desc>
                </draw:g>
              </table:table-cell>
              <table:table-cell office:value-type="float" office:value="448294.976">
                <text:p>448294.976</text:p>
                <draw:g>
                  <svg:desc>'Operational Analysis'.I18:'Operational Analysis'.I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1973418">
                <text:p>11973418</text:p>
              </table:table-cell>
              <table:table-cell office:value-type="float" office:value="100">
                <text:p>100</text:p>
              </table:table-cell>
              <table:table-cell office:value-type="float" office:value="454278.5">
                <text:p>454278.5</text:p>
              </table:table-cell>
              <table:table-cell office:value-type="float" office:value="100">
                <text:p>100</text:p>
              </table:table-cell>
              <table:table-cell office:value-type="float" office:value="30150">
                <text:p>30150</text:p>
              </table:table-cell>
              <table:table-cell office:value-type="float" office:value="100">
                <text:p>100</text:p>
              </table:table-cell>
              <table:table-cell office:value-type="float" office:value="424128.5">
                <text:p>42412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47614736">
                <text:p>47614736</text:p>
              </table:table-cell>
              <table:table-cell office:value-type="float" office:value="1000">
                <text:p>1000</text:p>
              </table:table-cell>
              <table:table-cell office:value-type="float" office:value="3197339">
                <text:p>3197339</text:p>
              </table:table-cell>
              <table:table-cell office:value-type="float" office:value="1000">
                <text:p>1000</text:p>
              </table:table-cell>
              <table:table-cell office:value-type="float" office:value="3015000">
                <text:p>3015000</text:p>
              </table:table-cell>
              <table:table-cell office:value-type="float" office:value="1000">
                <text:p>1000</text:p>
              </table:table-cell>
              <table:table-cell office:value-type="float" office:value="182339">
                <text:p>182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91254012">
                <text:p>191254012</text:p>
              </table:table-cell>
              <table:table-cell office:value-type="float" office:value="2000">
                <text:p>2000</text:p>
              </table:table-cell>
              <table:table-cell office:value-type="float" office:value="11973418">
                <text:p>11973418</text:p>
              </table:table-cell>
              <table:table-cell office:value-type="float" office:value="2000">
                <text:p>2000</text:p>
              </table:table-cell>
              <table:table-cell office:value-type="float" office:value="12060000">
                <text:p>12060000</text:p>
              </table:table-cell>
              <table:table-cell office:value-type="float" office:value="2000">
                <text:p>2000</text:p>
              </table:table-cell>
              <table:table-cell office:value-type="float" office:value="-86582">
                <text:p>-86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767959124">
                <text:p>767959124</text:p>
              </table:table-cell>
              <table:table-cell office:value-type="float" office:value="3000">
                <text:p>3000</text:p>
              </table:table-cell>
              <table:table-cell office:value-type="float" office:value="26779217">
                <text:p>26779217</text:p>
              </table:table-cell>
              <table:table-cell office:value-type="float" office:value="3000">
                <text:p>3000</text:p>
              </table:table-cell>
              <table:table-cell office:value-type="float" office:value="27135000">
                <text:p>27135000</text:p>
              </table:table-cell>
              <table:table-cell office:value-type="float" office:value="3000">
                <text:p>3000</text:p>
              </table:table-cell>
              <table:table-cell office:value-type="float" office:value="-355783">
                <text:p>-355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">
                <text:p>4000</text:p>
              </table:table-cell>
              <table:table-cell office:value-type="float" office:value="47614736">
                <text:p>47614736</text:p>
              </table:table-cell>
              <table:table-cell office:value-type="float" office:value="4000">
                <text:p>4000</text:p>
              </table:table-cell>
              <table:table-cell office:value-type="float" office:value="48240000">
                <text:p>48240000</text:p>
              </table:table-cell>
              <table:table-cell office:value-type="float" office:value="4000">
                <text:p>4000</text:p>
              </table:table-cell>
              <table:table-cell office:value-type="float" office:value="-625264">
                <text:p>-625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74479975">
                <text:p>74479975</text:p>
              </table:table-cell>
              <table:table-cell office:value-type="float" office:value="5000">
                <text:p>5000</text:p>
              </table:table-cell>
              <table:table-cell office:value-type="float" office:value="75375000">
                <text:p>75375000</text:p>
              </table:table-cell>
              <table:table-cell office:value-type="float" office:value="5000">
                <text:p>5000</text:p>
              </table:table-cell>
              <table:table-cell office:value-type="float" office:value="-895025">
                <text:p>-895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">
                <text:p>6000</text:p>
              </table:table-cell>
              <table:table-cell office:value-type="float" office:value="107374934">
                <text:p>107374934</text:p>
              </table:table-cell>
              <table:table-cell office:value-type="float" office:value="6000">
                <text:p>6000</text:p>
              </table:table-cell>
              <table:table-cell office:value-type="float" office:value="108540000">
                <text:p>108540000</text:p>
              </table:table-cell>
              <table:table-cell office:value-type="float" office:value="6000">
                <text:p>6000</text:p>
              </table:table-cell>
              <table:table-cell office:value-type="float" office:value="-1165066">
                <text:p>-1165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">
                <text:p>7000</text:p>
              </table:table-cell>
              <table:table-cell office:value-type="float" office:value="146299613">
                <text:p>146299613</text:p>
              </table:table-cell>
              <table:table-cell office:value-type="float" office:value="7000">
                <text:p>7000</text:p>
              </table:table-cell>
              <table:table-cell office:value-type="float" office:value="147735000">
                <text:p>147735000</text:p>
              </table:table-cell>
              <table:table-cell office:value-type="float" office:value="7000">
                <text:p>7000</text:p>
              </table:table-cell>
              <table:table-cell office:value-type="float" office:value="-1435387">
                <text:p>-1435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">
                <text:p>8000</text:p>
              </table:table-cell>
              <table:table-cell office:value-type="float" office:value="191254012">
                <text:p>191254012</text:p>
              </table:table-cell>
              <table:table-cell office:value-type="float" office:value="8000">
                <text:p>8000</text:p>
              </table:table-cell>
              <table:table-cell office:value-type="float" office:value="192960000">
                <text:p>192960000</text:p>
              </table:table-cell>
              <table:table-cell office:value-type="float" office:value="8000">
                <text:p>8000</text:p>
              </table:table-cell>
              <table:table-cell office:value-type="float" office:value="-1705988">
                <text:p>-1705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">
                <text:p>9000</text:p>
              </table:table-cell>
              <table:table-cell office:value-type="float" office:value="242238131">
                <text:p>242238131</text:p>
              </table:table-cell>
              <table:table-cell office:value-type="float" office:value="9000">
                <text:p>9000</text:p>
              </table:table-cell>
              <table:table-cell office:value-type="float" office:value="244215000">
                <text:p>244215000</text:p>
              </table:table-cell>
              <table:table-cell office:value-type="float" office:value="9000">
                <text:p>9000</text:p>
              </table:table-cell>
              <table:table-cell office:value-type="float" office:value="-1976869">
                <text:p>-1976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299251970">
                <text:p>299251970</text:p>
              </table:table-cell>
              <table:table-cell office:value-type="float" office:value="10000">
                <text:p>10000</text:p>
              </table:table-cell>
              <table:table-cell office:value-type="float" office:value="301500000">
                <text:p>301500000</text:p>
              </table:table-cell>
              <table:table-cell office:value-type="float" office:value="10000">
                <text:p>10000</text:p>
              </table:table-cell>
              <table:table-cell office:value-type="float" office:value="-2248030">
                <text:p>-22480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0">
                <text:p>11000</text:p>
              </table:table-cell>
              <table:table-cell office:value-type="float" office:value="362295529">
                <text:p>362295529</text:p>
              </table:table-cell>
              <table:table-cell office:value-type="float" office:value="11000">
                <text:p>11000</text:p>
              </table:table-cell>
              <table:table-cell office:value-type="float" office:value="364815000">
                <text:p>364815000</text:p>
              </table:table-cell>
              <table:table-cell office:value-type="float" office:value="11000">
                <text:p>11000</text:p>
              </table:table-cell>
              <table:table-cell office:value-type="float" office:value="-2519471">
                <text:p>-2519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">
                <text:p>12000</text:p>
              </table:table-cell>
              <table:table-cell office:value-type="float" office:value="431368808">
                <text:p>431368808</text:p>
              </table:table-cell>
              <table:table-cell office:value-type="float" office:value="12000">
                <text:p>12000</text:p>
              </table:table-cell>
              <table:table-cell office:value-type="float" office:value="434160000">
                <text:p>434160000</text:p>
              </table:table-cell>
              <table:table-cell office:value-type="float" office:value="12000">
                <text:p>12000</text:p>
              </table:table-cell>
              <table:table-cell office:value-type="float" office:value="-2791192">
                <text:p>-2791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0">
                <text:p>13000</text:p>
              </table:table-cell>
              <table:table-cell office:value-type="float" office:value="506471807">
                <text:p>506471807</text:p>
              </table:table-cell>
              <table:table-cell office:value-type="float" office:value="13000">
                <text:p>13000</text:p>
              </table:table-cell>
              <table:table-cell office:value-type="float" office:value="509535000">
                <text:p>509535000</text:p>
              </table:table-cell>
              <table:table-cell office:value-type="float" office:value="13000">
                <text:p>13000</text:p>
              </table:table-cell>
              <table:table-cell office:value-type="float" office:value="-3063193">
                <text:p>-3063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0">
                <text:p>14000</text:p>
              </table:table-cell>
              <table:table-cell office:value-type="float" office:value="587604526">
                <text:p>587604526</text:p>
              </table:table-cell>
              <table:table-cell office:value-type="float" office:value="14000">
                <text:p>14000</text:p>
              </table:table-cell>
              <table:table-cell office:value-type="float" office:value="590940000">
                <text:p>590940000</text:p>
              </table:table-cell>
              <table:table-cell office:value-type="float" office:value="14000">
                <text:p>14000</text:p>
              </table:table-cell>
              <table:table-cell office:value-type="float" office:value="-3335474">
                <text:p>-3335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">
                <text:p>15000</text:p>
              </table:table-cell>
              <table:table-cell office:value-type="float" office:value="674766965">
                <text:p>674766965</text:p>
              </table:table-cell>
              <table:table-cell office:value-type="float" office:value="15000">
                <text:p>15000</text:p>
              </table:table-cell>
              <table:table-cell office:value-type="float" office:value="678375000">
                <text:p>678375000</text:p>
              </table:table-cell>
              <table:table-cell office:value-type="float" office:value="15000">
                <text:p>15000</text:p>
              </table:table-cell>
              <table:table-cell office:value-type="float" office:value="-3608035">
                <text:p>-3608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0">
                <text:p>16000</text:p>
              </table:table-cell>
              <table:table-cell office:value-type="float" office:value="767959124">
                <text:p>767959124</text:p>
              </table:table-cell>
              <table:table-cell office:value-type="float" office:value="16000">
                <text:p>16000</text:p>
              </table:table-cell>
              <table:table-cell office:value-type="float" office:value="771840000">
                <text:p>771840000</text:p>
              </table:table-cell>
              <table:table-cell office:value-type="float" office:value="16000">
                <text:p>16000</text:p>
              </table:table-cell>
              <table:table-cell office:value-type="float" office:value="-3880876">
                <text:p>-3880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">
                <text:p>17000</text:p>
              </table:table-cell>
              <table:table-cell office:value-type="float" office:value="867181003">
                <text:p>867181003</text:p>
              </table:table-cell>
              <table:table-cell office:value-type="float" office:value="17000">
                <text:p>17000</text:p>
              </table:table-cell>
              <table:table-cell office:value-type="float" office:value="871335000">
                <text:p>871335000</text:p>
              </table:table-cell>
              <table:table-cell office:value-type="float" office:value="17000">
                <text:p>17000</text:p>
              </table:table-cell>
              <table:table-cell office:value-type="float" office:value="-4153997">
                <text:p>-4153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972432602">
                <text:p>972432602</text:p>
              </table:table-cell>
              <table:table-cell office:value-type="float" office:value="18000">
                <text:p>18000</text:p>
              </table:table-cell>
              <table:table-cell office:value-type="float" office:value="976860000">
                <text:p>976860000</text:p>
              </table:table-cell>
              <table:table-cell office:value-type="float" office:value="18000">
                <text:p>18000</text:p>
              </table:table-cell>
              <table:table-cell office:value-type="float" office:value="-4427398">
                <text:p>-4427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